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Times New Roman1" svg:font-family="'Times New Roman'" style:font-family-generic="roman"/>
    <style:font-face style:name="Lohit Hindi" svg:font-family="'Lohit Hindi', 'Times New Roman'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WenQuanYi Zen Hei" svg:font-family="'WenQuanYi Zen Hei', 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76cm"/>
      <style:text-properties fo:language="ru" fo:country="RU" style:font-size-complex="10pt"/>
    </style:style>
    <style:style style:name="P2" style:family="paragraph" style:parent-style-name="Text_20_body">
      <style:paragraph-properties style:line-height-at-least="0.176cm" fo:text-align="center" style:justify-single-word="false"/>
      <style:text-properties fo:language="ru" fo:country="RU" style:font-size-complex="10pt"/>
    </style:style>
    <style:style style:name="P3" style:family="paragraph" style:parent-style-name="Text_20_body">
      <style:paragraph-properties style:line-height-at-least="0.176cm"/>
    </style:style>
    <style:style style:name="P4" style:family="paragraph" style:parent-style-name="Text_20_body">
      <style:paragraph-properties style:line-height-at-least="0.176cm"/>
      <style:text-properties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176cm" fo:text-align="center" style:justify-single-word="false" fo:text-indent="0cm" style:auto-text-indent="false"/>
      <style:text-properties fo:language="en" fo:country="US" style:font-size-complex="10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8" style:family="paragraph" style:parent-style-name="Text_20_body">
      <style:paragraph-properties fo:margin-left="0cm" fo:margin-right="0cm" style:line-height-at-least="0.176cm" fo:text-indent="0cm" style:auto-text-indent="false"/>
      <style:text-properties fo:language="ru" fo:country="RU" style:font-size-complex="10pt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orphans="0" fo:widows="0" fo:hyphenation-ladder-count="no-limit" fo:text-indent="0.039cm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cm" fo:margin-bottom="0.199cm" loext:contextual-spacing="false"/>
    </style:style>
    <style:style style:name="P11" style:family="paragraph" style:parent-style-name="Abstract">
      <style:paragraph-properties fo:margin-left="1cm" fo:margin-right="1cm" fo:text-indent="0cm" style:auto-text-indent="false"/>
    </style:style>
    <style:style style:name="P12" style:family="paragraph" style:parent-style-name="Abstract">
      <style:paragraph-properties fo:margin-left="1cm" fo:margin-right="1cm" fo:text-indent="0cm" style:auto-text-indent="false"/>
      <style:text-properties fo:font-size="10pt" style:font-size-asian="10pt" style:font-size-complex="10pt"/>
    </style:style>
    <style:style style:name="P13" style:family="paragraph" style:parent-style-name="Standard" style:list-style-name="WW8Num2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P14" style:family="paragraph" style:parent-style-name="Standard" style:list-style-name="WW8Num2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Standard" style:list-style-name="WW8Num2">
      <style:paragraph-properties fo:text-align="start" style:justify-single-word="false"/>
    </style:style>
    <style:style style:name="P16" style:family="paragraph" style:parent-style-name="Heading_20_1" style:master-page-name="First_20_Page">
      <style:paragraph-properties fo:margin-left="0.265cm" fo:margin-right="0.265cm" fo:margin-top="0.265cm" fo:margin-bottom="0.265cm" loext:contextual-spacing="false" fo:orphans="2" fo:widows="2" fo:text-indent="0cm" style:auto-text-indent="false" style:page-number="auto"/>
      <style:text-properties fo:font-variant="normal" fo:text-transform="none" fo:color="#000000" style:font-name="Times New Roman1" fo:font-size="16.5pt" fo:letter-spacing="normal" fo:font-style="normal" style:font-size-asian="16.5pt" style:font-style-asian="normal" style:font-name-complex="Times New Roman1"/>
    </style:style>
    <style:style style:name="P17" style:family="paragraph" style:parent-style-name="Text_20_body" style:list-style-name="WW8Num2">
      <style:paragraph-properties fo:text-align="start" style:justify-single-word="false"/>
    </style:style>
    <style:style style:name="P18" style:family="paragraph" style:parent-style-name="Bibliography_20_1" style:list-style-name="WW8Num2">
      <style:paragraph-properties fo:text-align="start" style:justify-single-word="false"/>
    </style:style>
    <style:style style:name="P19" style:family="paragraph" style:parent-style-name="Bibliography_20_1" style:list-style-name="WW8Num2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0pt"/>
    </style:style>
    <style:style style:name="T3" style:family="text">
      <style:text-properties fo:language="ru" fo:country="RU" fo:background-color="transparent" loext:char-shading-value="0"/>
    </style:style>
    <style:style style:name="T4" style:family="text">
      <style:text-properties fo:language="ru" fo:country="RU" fo:background-color="#ffffff" loext:char-shading-value="0"/>
    </style:style>
    <style:style style:name="T5" style:family="text">
      <style:text-properties fo:language="ru" fo:country="RU" fo:background-color="#ffffff" loext:char-shading-value="0" style:font-size-complex="10pt"/>
    </style:style>
    <style:style style:name="T6" style:family="text">
      <style:text-properties style:font-size-complex="10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0pt"/>
    </style:style>
    <style:style style:name="T9" style:family="text">
      <style:text-properties fo:language="en" fo:country="US" fo:background-color="transparent" loext:char-shading-value="0"/>
    </style:style>
    <style:style style:name="T10" style:family="text">
      <style:text-properties fo:language="en" fo:country="US" fo:background-color="#ffffff" loext:char-shading-value="0" style:font-size-complex="10pt"/>
    </style:style>
    <style:style style:name="T11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style:font-name="Times New Roman1" fo:font-size="10pt" fo:letter-spacing="normal" fo:language="en" fo:country="US" fo:font-style="normal" fo:font-weight="normal" style:font-size-asian="10pt" style:font-style-asian="normal" style:font-weight-asian="normal" style:font-name-complex="Times New Roman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fo:background-color="#ffffff" loext:char-shading-value="0" style:font-size-asian="10pt" style:font-style-asian="normal" style:font-weight-asian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text-position="super 58%" fo:language="en" fo:country="US" style:font-size-complex="10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Верхние и нижние оценки несмещенной вычислительной сложности оптимизационной задачи Needle</text:h>
      <text:p text:style-name="P2">Волочай В.О., студентка кафедры компьютерных технологий Университета ИТМО,</text:p>
      <text:p text:style-name="P6">vvolochay@gmail.com</text:p>
      <text:p text:style-name="P7">Аннотация</text:p>
      <text:p text:style-name="P11"><text:span text:style-name="T11">Оптимизационная задача Needle относится к классу black-box </text:span><text:span text:style-name="T12">[1]</text:span><text:span text:style-name="T11"> задач, которые решаются с использованием эволюционных алгоритмов. Основная цель работы заключается в построении как можно более точных верхних и нижних оценок для несмещенной сложности, где верхняя оценка – конкретный алгоритм и оценка времени его работы, а нижняя оценка — доказательство того, что сложность алгоритма не может быть меньше некоторой величины.</text:span></text:p>
      <text:p text:style-name="P12"><text:s/></text:p>
      <text:h text:style-name="Heading_20_1" text:outline-level="1">Введение</text:h>
      <text:p text:style-name="P3"><text:span text:style-name="T6">Одним из способов применения эволюционных алгоритмов является решение оптимизационных задач. Одной из таких задач является задача </text:span><text:span text:style-name="T8">Needle. </text:span><text:span text:style-name="T2">Для получения улучшенных оценок сложности работы алгоритма, рассмотрим задачу в модификации, основанной на идеях </text:span><text:span text:style-name="T8">black-box </text:span><text:span text:style-name="T2">сложности. </text:span></text:p>
      <text:p text:style-name="P3"><text:span text:style-name="T2">Задача </text:span><text:span text:style-name="T8">Needle </text:span><text:span text:style-name="T2">сформулирована следующим образом: загадана битовая строка, о которой известна только её длина </text:span><text:span text:style-name="T8">n</text:span><text:span text:style-name="T2">. Задача представлена оптимизирующему алгоритму, представленному в виде черного ящика, к <text:s/>которому можно задавать запросы, и он возвращает либо </text:span><text:span text:style-name="T5">1</text:span><text:span text:style-name="T2">, если запрос <text:s/>совпал с загаданной строкой, либо </text:span><text:span text:style-name="T5">0</text:span><text:span text:style-name="T2"> в обратном случае. </text:span></text:p>
      <text:p text:style-name="P3"><text:span text:style-name="T2">Идеи и подходы к ре</text:span><text:span text:style-name="T6">шению задачи </text:span><text:span text:style-name="T8">Needle </text:span><text:span text:style-name="T2">могут помочь в будущем в исследовании других задач. В частности, полученные результаты могут помочь оценить решение «плато»</text:span><text:span text:style-name="T8"> [5]</text:span><text:span text:style-name="T2">. </text:span></text:p>
      <text:p text:style-name="P1"><text:s/></text:p>
      <text:h text:style-name="Heading_20_1" text:outline-level="1">Цели работы</text:h>
      <text:p text:style-name="P5"><text:tab/>Было установлено, что для многих задач наилучший <text:span text:style-name="T7">black-box </text:span><text:soft-page-break/><text:span text:style-name="T1">алгоритм работает быстрее, чем существующие эволюционные подходы. Н</text:span><text:span text:style-name="T4">апример</text:span><text:span text:style-name="T1">, хорошо изученный алгоритм </text:span><text:span text:style-name="T7">(1 + 1) </text:span><text:span text:style-name="T1">оптимизирует гораздо медленнее. Таким образом, одна из целей работы — рассмотреть классы алгоритмов с несмещенными </text:span><text:span text:style-name="T7">[6]</text:span><text:span text:style-name="T1"> операторами различных арностей: </text:span><text:span text:style-name="T7">unary</text:span><text:span text:style-name="T1">(мутации), </text:span><text:span text:style-name="T7">binary(</text:span><text:span text:style-name="T1">кроссовер</text:span><text:span text:style-name="T7">) </text:span><text:span text:style-name="T1">и т. д.</text:span></text:p>
      <text:p text:style-name="P5"><text:span text:style-name="T8"><text:tab/>Needle</text:span><text:span text:style-name="T2"> является одной из сложных задач, так как за каждый запрос алгоритм получает лишь знание, совпадает ли запрос с оптимумом или нет, и никаких выводов о других запросах сделать не может. Лучший детерминированный алгоритм, решающий задачу, просто делает все возможные запросы по порядку, и среднее число запросов до оптимума</text:span><text:span text:style-name="T5"> составляет </text:span><text:span text:style-name="T10">(</text:span><text:span text:style-name="T2">2</text:span><text:span text:style-name="T16">n</text:span><text:span text:style-name="T2"> </text:span><text:span text:style-name="T8">+ 1) / 2. </text:span><text:span text:style-name="T2">Такое же время работы у алгоритма, генерирующего случайную перестановку. Таким образом, новые лучшие полученные оценки должны быть более точными.</text:span></text:p>
      <text:p text:style-name="P8"><text:tab/>Основная цель работы заключается в построении <text:s/>как можно более точных верхних и нижних оценок для несмещенной сложности, где верхняя оценка представляет собой конкретный алгоритм и оценку времени его работы, а нижняя оценка — доказательство того, что сложность алгоритма не может быть меньше некоторой величины.</text:p>
      <text:p text:style-name="P4"/>
      <text:h text:style-name="Heading_20_1" text:outline-level="1">Описание предлагаемого подхода</text:h>
      <text:p text:style-name="P9"><text:tab/>Будем рассматривать классы алгоритмов для операторов на несмещенных сложностях. Решения, принимаемые алгоритмом, могут зависеть только от наблюдаемых значений функции, но не от самих точек. <text:span text:style-name="T18">Также </text:span>алгоритм может делать <text:s/>запросы, полученные только при помощи несмещенных операторов, обладающих двумя свойствами: инвариантностью относительно перестановки и инвариантностью относительно побитового исключающего или.</text:p>
      <text:p text:style-name="P9"><text:tab/><text:span text:style-name="T17">Наибольший интерес представляют собой алгоритмы для операторов <text:s/>несмещенных сложностей. Изначально рассмотрим операторы арностей <text:s text:c="4"/></text:span><text:span text:style-name="T9">k = </text:span><text:span text:style-name="T3">1, 2, 3. </text:span></text:p>
      <text:p text:style-name="P9"><text:tab/>Время работы <text:span text:style-name="T7">black-box </text:span><text:span text:style-name="T1">алгоритма оценивается числом запросов к черному ящику, <text:s/>то есть это ожидаемое число запросов до точки <text:s/>нахождения оптимума.</text:span></text:p>
      <text:p text:style-name="P9"><text:tab/><text:span text:style-name="T17">Подсчет верхних оценок сводится к разработке алгоритма и оценке времени его работы. </text:span><text:bookmark text:name="docs-internal-guid-eca0952a-5ef8-a883-c3"/><text:span text:style-name="T13">Подсчет нижних оценок сводится к нахождению общего вида всех алгоритмов данного класса, нахождению вещественнозначных параметров, однозначно</text:span><text:span text:style-name="T14"> </text:span><text:span text:style-name="T13">определяющих работу </text:span><text:soft-page-break/><text:span text:style-name="T13">алгоритма, построению выражения, зависящего от указанных параметров и определяющего математическое ожидание времени работы алгоритма, и, наконец, минимизации времени работы. При отсутствии аналитического решения, задача решается численным моделированием. </text:span></text:p>
      <text:p text:style-name="P4"/>
      <text:h text:style-name="Heading_20_1" text:outline-level="1">Заключение</text:h>
      <text:p text:style-name="P3"><text:span text:style-name="T2">Результатами данной работы являются <text:tab/>верхние и нижние оценки для несмещенной сложности при арности 1, 2, 3. Определено, что при </text:span><text:span text:style-name="T8">k = 3 </text:span><text:span text:style-name="T2">достигается оптимум. Посчитаны верхние оценки для бинарного и тернарного оператора. </text:span></text:p>
      <text:p text:style-name="P3"><text:span text:style-name="T2">Проведены эксперименты, оценивающие работу оптимизационного алгоритма с алгоритмом, генерирующим случайную перестановку. И</text:span>деи, использованные в доказательствах, могут быть использованы в будущем для исследования других задач.</text:p>
      <text:p text:style-name="P3"/>
      <text:p text:style-name="Table_20_of_20_Authorities">Литература</text:p>
      <text:list xml:id="list6135799185977694704" text:style-name="WW8Num2">
        <text:list-item>
          <text:p text:style-name="P17"><text:span text:style-name="T13">B. Doerr and C. Winzen. Ranking-based black-box complexity. Algorithmica. To appear. DOI: 10.1007/s00453-012-9684-9. </text:span><text:a xlink:type="simple" xlink:href="http://arxiv.org/pdf/1102.1140.pdf" text:style-name="Internet_20_link" text:visited-style-name="Visited_20_Internet_20_Link"><text:span text:style-name="Internet_20_link"><text:span text:style-name="T13">http://arxiv.org/pdf/1102.1140.pdf</text:span></text:span></text:a></text:p>
        </text:list-item>
        <text:list-item>
          <text:p text:style-name="P18"><text:span text:style-name="T13">B. Doerr and C. Winzen. Reducing the arity in unbiased black-box complexity. Theor. Comput. Sci., 545:108–121, 2014.</text:span><text:span text:style-name="T15"> </text:span><text:a xlink:type="simple" xlink:href="http://arxiv.org/pdf/1203.4111.pdf" text:style-name="Internet_20_link" text:visited-style-name="Visited_20_Internet_20_Link"><text:span text:style-name="Internet_20_link"><text:span text:style-name="T15">http://arxiv.org/pdf/1203.4111.pdf</text:span></text:span></text:a></text:p>
        </text:list-item>
        <text:list-item>
          <text:p text:style-name="P19">Andrew Chi-Chih Yao. Probabilistic computations: Toward a unified measure of complexity (extended abstract). In FOCS, pages 222–227. IEEE Computer Society, 1977. </text:p>
        </text:list-item>
        <text:list-item>
          <text:p text:style-name="P13">Stefan Droste, Thomas Jansen, and Ingo Wegener. Upper and lower bounds for randomized search heuristics in black-box optimization. Theory of Computing Systems, 39:525–544, 2006. </text:p>
        </text:list-item>
        <text:list-item>
          <text:p text:style-name="P14">T. Jansen and I. Wegener. Evolutionary algorithms — how to cope with plateaus of constant fitness and when to reject strings of the same fitness. In IEEE Trans. on Evolutionary Computation, volume 5, pages 589–599, 2001. </text:p>
        </text:list-item>
        <text:list-item>
          <text:p text:style-name="P15"><text:span text:style-name="T13">Per Kristian Lehre and Carsten Witt. Black-box search by unbiased variation. In Proceedings of Genetic and Evolutionary Computation Conference (GECCO’10), pages 1441– 1448. ACM, 2010.</text:span><text:span text:style-name="T15"> </text:span></text:p>
        </text:list-item>
      </text:list>
      <text:p text:style-name="Bibliography_20_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Times New Roman1" svg:font-family="'Times New Roman'" style:font-family-generic="roman"/>
    <style:font-face style:name="Lohit Hindi" svg:font-family="'Lohit Hindi', 'Times New Roman'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WenQuanYi Zen Hei" svg:font-family="'WenQuanYi Zen Hei', 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WenQuanYi Zen Hei" style:font-family-asian="'WenQuanYi Zen Hei', 'Times New Roman'" style:font-pitch-asian="variable" style:font-size-asian="12pt" style:language-asian="zh" style:country-asian="CN" style:font-name-complex="Lohit Hindi" style:font-family-complex="'Lohit Hind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1cm" loext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font-weight="bold" style:font-name-asian="WenQuanYi Zen Hei" style:font-family-asian="'WenQuanYi Zen Hei', 'Times New Roman'" style:font-pitch-asian="variable" style:font-size-asian="14pt" style:font-weight-asian="bold" style:font-name-complex="Lohit Hindi" style:font-family-complex="'Lohit Hind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.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fo:font-size="11pt" fo:font-style="italic" fo:font-weight="bold" style:font-size-asian="11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style:font-name="Times New Roman" fo:font-family="'Times New Roman'" style:font-family-generic="roman" style:font-pitch="variable" fo:font-size="14pt" fo:font-weight="bold" style:font-name-asian="SimSun1" style:font-family-asian="SimSun, 宋体" style:font-pitch-asian="variable" style:font-size-asian="14pt" style:font-weight-asian="bold" style:font-name-complex="Mangal1" style:font-family-complex="Mangal" style:font-family-generic-complex="roman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Abstract" style:family="paragraph" style:parent-style-name="Text_20_body">
      <style:paragraph-properties fo:margin-left="1cm" fo:margin-right="1cm" fo:margin-top="0cm" fo:margin-bottom="0cm" loext:contextual-spacing="false" fo:text-indent="0.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-left="0cm" fo:padding-right="0cm" fo:padding-top="0cm" fo:padding-bottom="0.035cm" fo:border-left="none" fo:border-right="none" fo:border-top="none" fo:border-bottom="0.06pt solid #000000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Header_20_left_20__28_user_29_" style:display-name="Header left (user)" style:family="paragraph" style:parent-style-name="Standard">
      <style:paragraph-properties fo:padding-left="0cm" fo:padding-right="0cm" fo:padding-top="0cm" fo:padding-bottom="0.035cm" fo:border-left="none" fo:border-right="none" fo:border-top="none" fo:border-bottom="0.06pt solid #000000" text:number-lines="false" text:line-number="0">
        <style:tab-stops>
          <style:tab-stop style:position="5.699cm" style:type="center"/>
          <style:tab-stop style:position="11.4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1.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of_20_Authorities" style:display-name="Table of Authorities" style:family="paragraph" style:parent-style-name="Heading_20_1" style:default-outline-level="" style:list-style-name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2pt" style:font-weight-asian="bold" style:font-size-complex="16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Название_20_Врезки" style:display-name="Название Врезки" style:family="paragraph" style:parent-style-name="Text_20_body" style:next-style-name="Text_20_body">
      <style:paragraph-properties fo:margin-left="0cm" fo:margin-right="0cm" fo:margin-top="0cm" fo:margin-bottom="0.203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Frame_20_contents_20__28_user_29_" style:display-name="Frame contents (user)" style:family="paragraph" style:parent-style-name="Text_20_body"/>
    <style:style style:name="Текст_20_программы" style:display-name="Текст программы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9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text-line-through-style="none" style:text-line-through-type="non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5z0" style:family="text">
      <style:text-properties fo:language="en" fo:country="US"/>
    </style:style>
    <style:style style:name="WW8Num5z1" style:family="text"/>
    <style:style style:name="WW8Num5z2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3cm" fo:margin-bottom="1.7cm" fo:margin-left="1.7cm" fo:margin-right="1.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.7cm" fo:margin-bottom="1.7cm" fo:margin-left="1.7cm" fo:margin-right="1.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18:28:00</meta:creation-date>
    <dc:date>2016-12-08T17:57:38.150000000</dc:date>
    <meta:editing-cycles>13</meta:editing-cycles>
    <meta:editing-duration>PT55M45S</meta:editing-duration>
    <meta:generator>LibreOffice/5.0.5.2$Windows_x86 LibreOffice_project/55b006a02d247b5f7215fc6ea0fde844b30035b3</meta:generator>
    <meta:document-statistic meta:table-count="0" meta:image-count="0" meta:object-count="0" meta:page-count="3" meta:paragraph-count="30" meta:word-count="694" meta:character-count="5331" meta:non-whitespace-character-count="4639"/>
  </office:meta>
</office:document-meta>
</file>